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9fa" officeooo:paragraph-rsid="000d89fa"/>
    </style:style>
    <style:style style:name="P2" style:family="paragraph" style:parent-style-name="Standard">
      <style:text-properties officeooo:rsid="000e54b6" officeooo:paragraph-rsid="000e54b6"/>
    </style:style>
    <style:style style:name="P3" style:family="paragraph" style:parent-style-name="Standard">
      <style:text-properties officeooo:rsid="000fea63" officeooo:paragraph-rsid="000fea63"/>
    </style:style>
    <style:style style:name="P4" style:family="paragraph" style:parent-style-name="Standard">
      <style:text-properties officeooo:rsid="0011c648" officeooo:paragraph-rsid="0011c648"/>
    </style:style>
    <style:style style:name="T1" style:family="text">
      <style:text-properties officeooo:rsid="000e54b6"/>
    </style:style>
    <style:style style:name="T2" style:family="text">
      <style:text-properties officeooo:rsid="0011c6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Augenscheinlich einfache Brettspiele können von einer künstlichen Intelligenz gespielt werden, indem zum Beispiel die Auswirkungen der zum Zeitpunkt möglichen Züge berechnet werden. Hierfür werden die neu entstandenen Möglichkeiten bewertet indem dies rekursiv für eine Anzahl von Zügen ausgeführt wird. Solch eine Rekursion stellt jedoch ein Problem dar, da die Rechenzeit exponentiell steigt.</text:p>
      <text:p text:style-name="P1">Um solchen Problemen zu entgehen, werden heutzutage selbst lernende Algorithmen eingesetzt, welche die Gewichtung der Eingaben modifizieren um zu einem möglichst guten Ergebnis zu kommen. Beispiel<text:span text:style-name="T1">e</text:span> dafür <text:span text:style-name="T1">sind</text:span> Google <text:span text:style-name="T1">AlphaGo, Deepl, Tesla, …</text:span></text:p>
      <text:p text:style-name="P1"/>
      <text:p text:style-name="P2">2</text:p>
      <text:p text:style-name="P3">Im März 2017<text:tab/>wurde durch ein neues Gesetz, welches besagt, dass der menschliche Fahrer nicht zu jedem Zeitpunkt die volle Kontrolle über das haben muss, sondern diese der Maschine überlassen darf, unter den Umständen, dass er zu jedem Zeitpunkt wieder einspringen kan<text:span text:style-name="T2">n.</text:span></text:p>
      <text:p text:style-name="P4">Weiterhin sind die Hersteller der selbstfahrenden Fahrzeuge mit moralischen Problemen beschäftigt, welche sich der KI im Notfall stellen können. So könnte die Maschine entscheiden müssen, in eine größerer oder kleinere Menschensammlung auszuweichen, oder das Leben eines Kindes gegenüber dem Leben einer älteren Person zu werte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6:17.254867403</meta:creation-date>
    <dc:date>2017-10-23T16:15:42.718568393</dc:date>
    <meta:editing-duration>PT56M44S</meta:editing-duration>
    <meta:editing-cycles>1</meta:editing-cycles>
    <meta:generator>LibreOffice/5.1.6.2$Linux_X86_64 LibreOffice_project/10m0$Build-2</meta:generator>
    <meta:document-statistic meta:table-count="0" meta:image-count="0" meta:object-count="0" meta:page-count="1" meta:paragraph-count="6" meta:word-count="174" meta:character-count="1234" meta:non-whitespace-character-count="1066"/>
  </office:meta>
</office:document-meta>
</file>